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6206f" officeooo:paragraph-rsid="0006206f"/>
    </style:style>
    <style:style style:name="P2" style:family="paragraph" style:parent-style-name="Standard">
      <style:text-properties officeooo:rsid="000e0321" officeooo:paragraph-rsid="000e0321"/>
    </style:style>
    <style:style style:name="P3" style:family="paragraph" style:parent-style-name="Text_20_body">
      <style:text-properties officeooo:rsid="000874b1"/>
    </style:style>
    <style:style style:name="P4" style:family="paragraph" style:parent-style-name="Text_20_body" style:list-style-name="L5">
      <style:text-properties officeooo:rsid="000874b1" officeooo:paragraph-rsid="001084aa"/>
    </style:style>
    <style:style style:name="P5" style:family="paragraph" style:parent-style-name="Text_20_body" style:list-style-name="L5"/>
    <style:style style:name="P6" style:family="paragraph" style:parent-style-name="Text_20_body" style:list-style-name="L5">
      <style:text-properties officeooo:paragraph-rsid="001b082b"/>
    </style:style>
    <style:style style:name="P7" style:family="paragraph" style:parent-style-name="Text_20_body" style:list-style-name="L6">
      <style:text-properties officeooo:paragraph-rsid="001521d1"/>
    </style:style>
    <style:style style:name="P8" style:family="paragraph" style:parent-style-name="Heading_20_1">
      <style:text-properties officeooo:rsid="000a1918" officeooo:paragraph-rsid="000c4b35"/>
    </style:style>
    <style:style style:name="P9" style:family="paragraph" style:parent-style-name="Heading_20_1">
      <style:text-properties officeooo:rsid="001521d1" officeooo:paragraph-rsid="001521d1"/>
    </style:style>
    <style:style style:name="T1" style:family="text">
      <style:text-properties officeooo:rsid="000b496d"/>
    </style:style>
    <style:style style:name="T2" style:family="text">
      <style:text-properties officeooo:rsid="00067705"/>
    </style:style>
    <style:style style:name="T3" style:family="text">
      <style:text-properties officeooo:rsid="001108f7"/>
    </style:style>
    <style:style style:name="T4" style:family="text">
      <style:text-properties officeooo:rsid="0012289c"/>
    </style:style>
    <style:style style:name="T5" style:family="text">
      <style:text-properties officeooo:rsid="00126f5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94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notes</text:p>
      <text:h text:style-name="P9" text:outline-level="1">Python points:</text:h>
      <text:list xml:id="list977515022" text:style-name="L6">
        <text:list-item>
          <text:p text:style-name="P7">Python is Interpreted − Python is processed at <text:span text:style-name="T6">runtime</text:span> by the interpreter. You <text:span text:style-name="T6">do not need</text:span> to <text:span text:style-name="T6">compile</text:span> your program before executing it. This is similar to PERL and PHP.</text:p>
        </text:list-item>
        <text:list-item>
          <text:p text:style-name="P7">Python is Interactive − You can actually sit at a Python prompt and interact with the interpreter directly to write your programs.</text:p>
        </text:list-item>
        <text:list-item>
          <text:p text:style-name="P7">Python is Object-Oriented − Python supports Object-Oriented style or technique of programming that encapsulates code within objects.</text:p>
        </text:list-item>
      </text:list>
      <text:h text:style-name="P8" text:outline-level="1"><text:span text:style-name="T1">R</text:span>unning python:<text:span text:style-name="T2"> </text:span></text:h>
      <text:list xml:id="list2663210230" text:style-name="L5">
        <text:list-item>
          <text:p text:style-name="P5">Interactive Mode Programming <text:span text:style-name="T7">(no file)</text:span>: Type python3 in the command line and the use python commands. </text:p>
        </text:list-item>
        <text:list-item>
          <text:p text:style-name="P6">Script Mode Programming <text:span text:style-name="T7">(file)</text:span>: Make python executable. Type “#!/usr/bin/python” at the top of the code, give the permissions the the file using the chmod command and finally run it using ./ <text:span text:style-name="T3">(for example: ./hello.py)</text:span> command. <text:span text:style-name="T5">Also it is possible to write the code in a file with .py extension and run the file with python3 command. </text:span></text:p>
        </text:list-item>
        <text:list-item>
          <text:p text:style-name="P4">Integrated Development Environment: <text:span text:style-name="T4">use an IDE like IDLE.</text:span> </text:p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05:51:29.638026682</meta:creation-date>
    <dc:date>2019-12-24T09:07:19.123398410</dc:date>
    <meta:editing-duration>PT2H24M16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61" meta:character-count="982" meta:non-whitespace-character-count="832"/>
  </office:meta>
</office:document-meta>
</file>